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EJIA CAURURO, LUZMILA PELAYA</text:p>
            <text:p text:style-name="P5"><text:span text:style-name="T15">Dni</text:span><text:span text:style-name="T14">:693479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EJIA CAURURO, LUZMILA PELAY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693479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RIOLLO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27:5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